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9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horizontal-align="left" fo:min-height="1.528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047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798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8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36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9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81cm" fo:min-width="0cm"/>
    </style:style>
    <style:style style:name="gr11" style:family="graphic" style:parent-style-name="standard">
      <style:graphic-properties draw:marker-start="Arrow" draw:marker-end="Arrow" draw:textarea-vertical-align="middle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horizontal-align="left" fo:min-height="2.2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horizontal-align="left" fo:min-height="1.857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horizontal-align="left" fo:min-height="2.29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horizontal-align="left" fo:min-height="1.603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horizontal-align="left" fo:min-height="2.29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horizontal-align="left" fo:min-height="3.306cm"/>
    </style:style>
    <style:style style:name="gr18" style:family="graphic" style:parent-style-name="standard">
      <style:graphic-properties draw:marker-end="Circl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Andale Mono" fo:font-size="6pt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Andale Mono" fo:font-size="6pt" style:letter-kerning="true" style:font-name-asian="Microsoft YaHei" style:font-size-asian="18pt" style:font-name-complex="Mangal" style:font-size-complex="18pt"/>
    </style:style>
    <style:style style:name="P4" style:family="paragraph">
      <style:paragraph-properties fo:text-align="center"/>
      <style:text-properties fo:font-size="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</style:style>
    <style:style style:name="T1" style:family="text">
      <style:text-properties style:font-name="Andale Mono" fo:font-size="6pt" fo:font-weight="bold" style:font-weight-asian="bold" style:font-weight-complex="bold"/>
    </style:style>
    <style:style style:name="T2" style:family="text">
      <style:text-properties style:font-name="Andale Mono" fo:font-size="6pt"/>
    </style:style>
    <style:style style:name="T3" style:family="text">
      <style:text-properties style:font-name="Andale Mono" fo:font-size="6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" style:family="text">
      <style:text-properties style:font-name="Andale Mono" fo:font-size="6pt" style:letter-kerning="true" style:font-name-asian="Microsoft YaHei" style:font-size-asian="18pt" style:font-name-complex="Mangal" style:font-size-complex="18pt"/>
    </style:style>
    <style:style style:name="T5" style:family="text">
      <style:text-properties style:font-name="Andale Mono" fo:font-size="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10.541cm" svg:height="1.679cm" svg:x="15.523cm" svg:y="3.277cm">
          <draw:text-box>
            <text:p text:style-name="P1"><text:span text:style-name="T1">TALK</text:span></text:p>
            <text:p text:style-name="P1"><text:span text:style-name="T2"/></text:p>
            <text:p text:style-name="P1"><text:span text:style-name="T2">TALK:</text:span></text:p>
            <text:p text:style-name="P1"><text:span text:style-name="T2">F0D2 <text:s text:c="2"/>iF0D2 <text:s text:c="2"/>LDA #$40</text:span></text:p>
            <text:p text:style-name="P1"><text:span text:style-name="T2">F0D4 <text:s text:c="10"/>.byt $2c <text:s text:c="7"/>; skip next opcode</text:span></text:p>
            <text:p text:style-name="P1"><text:span text:style-name="T2"/></text:p>
          </draw:text-box>
        </draw:frame>
        <draw:frame draw:style-name="gr2" draw:text-style-name="P3" xml:id="id4" draw:id="id4" draw:layer="layout" svg:width="10.607cm" svg:height="1.778cm" svg:x="15.469cm" svg:y="15.469cm">
          <draw:text-box>
            <text:p text:style-name="P1"><text:span text:style-name="T3">SECLISTEN</text:span></text:p>
            <text:p text:style-name="P1"><text:span text:style-name="T4"/></text:p>
            <text:p text:style-name="P1"><text:span text:style-name="T4"><text:s/></text:span><text:span text:style-name="T4">F143</text:span><text:span text:style-name="T4"><text:tab/></text:span><text:span text:style-name="T4">iF143</text:span><text:span text:style-name="T4"><text:tab/></text:span><text:span text:style-name="T4">STA $A5</text:span><text:span text:style-name="T4"><text:tab/></text:span><text:span text:style-name="T4"><text:tab/></text:span><text:span text:style-name="T4">; Buffered Character for IEEE Bus</text:span></text:p>
            <text:p text:style-name="P1"><text:span text:style-name="T4"><text:s/></text:span><text:span text:style-name="T4">F145</text:span><text:span text:style-name="T4"><text:tab/></text:span><text:span text:style-name="T4"><text:tab/></text:span><text:span text:style-name="T4">JSR $F109</text:span><text:span text:style-name="T4"><text:tab/></text:span><text:span text:style-name="T4">; -</text:span><text:span text:style-name="T4"><text:tab/></text:span><text:span text:style-name="T4">Send Data On IEEE Bus</text:span></text:p>
          </draw:text-box>
        </draw:frame>
        <draw:frame draw:style-name="gr3" draw:text-style-name="P2" xml:id="id2" draw:id="id2" draw:layer="layout" svg:width="10.668cm" svg:height="9.057cm" svg:x="28.169cm" svg:y="3.277cm">
          <draw:text-box>
            <text:p text:style-name="P1"><text:span text:style-name="T1">ATNOUT</text:span></text:p>
            <text:p text:style-name="P1"><text:span text:style-name="T1"/></text:p>
            <text:p text:style-name="P1"><text:span text:style-name="T1">; save byte</text:span></text:p>
            <text:p text:style-name="P1"><text:span text:style-name="T2"><text:s/></text:span><text:span text:style-name="T2">F0D7</text:span><text:span text:style-name="T2"><text:tab/></text:span><text:span text:style-name="T2">iF0D7</text:span><text:span text:style-name="T2"><text:tab/></text:span><text:span text:style-name="T2">PHA</text:span></text:p>
            <text:p text:style-name="P1"><text:span text:style-name="T1">; NRFD HI</text:span></text:p>
            <text:p text:style-name="P1"><text:span text:style-name="T2"><text:s/></text:span><text:span text:style-name="T2">F0D8</text:span><text:span text:style-name="T2"><text:tab/></text:span><text:span text:style-name="T2"><text:tab/></text:span><text:span text:style-name="T2">LDA $E840</text:span></text:p>
            <text:p text:style-name="P1"><text:span text:style-name="T2"><text:s/></text:span><text:span text:style-name="T2">F0DB</text:span><text:span text:style-name="T2"><text:tab/></text:span><text:span text:style-name="T2"><text:tab/></text:span><text:span text:style-name="T2">ORA #$02</text:span><text:span text:style-name="T2"><text:tab/></text:span><text:span text:style-name="T2">; NRFD clear</text:span></text:p>
            <text:p text:style-name="P1"><text:span text:style-name="T2"><text:s/></text:span><text:span text:style-name="T2">F0DD</text:span><text:span text:style-name="T2"><text:tab/></text:span><text:span text:style-name="T2"><text:tab/></text:span><text:span text:style-name="T2">STA $E840</text:span></text:p>
            <text:p text:style-name="P1"><text:span text:style-name="T1">; NDAC HI</text:span></text:p>
            <text:p text:style-name="P1"><text:span text:style-name="T2"><text:s/></text:span><text:span text:style-name="T2">F0E0</text:span><text:span text:style-name="T2"><text:tab/></text:span><text:span text:style-name="T2"><text:tab/></text:span><text:span text:style-name="T2">LDA #$3C</text:span></text:p>
            <text:p text:style-name="P1"><text:span text:style-name="T2"><text:s/></text:span><text:span text:style-name="T2">F0E2</text:span><text:span text:style-name="T2"><text:tab/></text:span><text:span text:style-name="T2"><text:tab/></text:span><text:span text:style-name="T2">STA $E821</text:span><text:span text:style-name="T2"><text:tab/></text:span><text:span text:style-name="T2">; NDAC clear</text:span></text:p>
            <text:p text:style-name="P1"><text:span text:style-name="T2"/></text:p>
            <text:p text:style-name="P1"><text:span text:style-name="T2"><text:s/></text:span><text:span text:style-name="T2">F0E5</text:span><text:span text:style-name="T2"><text:tab/></text:span><text:span text:style-name="T2"><text:tab/></text:span><text:span text:style-name="T2">BIT $A0</text:span><text:span text:style-name="T2"><text:tab/></text:span><text:span text:style-name="T2"><text:tab/></text:span><text:span text:style-name="T2">; do we have a byte in the buffer?</text:span></text:p>
            <text:p text:style-name="P1"><text:span text:style-name="T2"><text:s/></text:span><text:span text:style-name="T2">F0E7</text:span><text:span text:style-name="T2"><text:tab/></text:span><text:span text:style-name="T2"><text:tab/></text:span><text:span text:style-name="T2">BEQ $F0FA</text:span><text:span text:style-name="T2"><text:tab/></text:span><text:span text:style-name="T2">; no then skip</text:span></text:p>
            <text:p text:style-name="P1"><text:span text:style-name="T2"/></text:p>
            <text:p text:style-name="P1"><text:span text:style-name="T1">; Send out byte in buffer with EOI</text:span></text:p>
            <text:p text:style-name="P1"><text:span text:style-name="T2"><text:s/></text:span><text:span text:style-name="T2">F0E9</text:span><text:span text:style-name="T2"><text:tab/></text:span><text:span text:style-name="T2"><text:tab/></text:span><text:span text:style-name="T2">LDA #$34</text:span><text:span text:style-name="T2"><text:tab/></text:span><text:span text:style-name="T2">; EOI out</text:span></text:p>
            <text:p text:style-name="P1"><text:span text:style-name="T2"><text:s/></text:span><text:span text:style-name="T2">F0EB</text:span><text:span text:style-name="T2"><text:tab/></text:span><text:span text:style-name="T2"><text:tab/></text:span><text:span text:style-name="T2">STA $E811</text:span></text:p>
            <text:p text:style-name="P1"><text:span text:style-name="T2"><text:s/></text:span><text:span text:style-name="T2">F0EE</text:span><text:span text:style-name="T2"><text:tab/></text:span><text:span text:style-name="T2"><text:tab/></text:span><text:span text:style-name="T2">JSR $F109</text:span><text:span text:style-name="T2"><text:tab/></text:span><text:span text:style-name="T2">; Send Data On IEEE Bus (RAWOUT)</text:span></text:p>
            <text:p text:style-name="P1"><text:span text:style-name="T2"><text:s/></text:span><text:span text:style-name="T2">F0F1</text:span><text:span text:style-name="T2"><text:tab/></text:span><text:span text:style-name="T2"><text:tab/></text:span><text:span text:style-name="T2">LDA #$00</text:span><text:span text:style-name="T2"><text:tab/></text:span><text:span text:style-name="T2">; clear buffer flag</text:span></text:p>
            <text:p text:style-name="P1"><text:span text:style-name="T2"><text:s/></text:span><text:span text:style-name="T2">F0F3</text:span><text:span text:style-name="T2"><text:tab/></text:span><text:span text:style-name="T2"><text:tab/></text:span><text:span text:style-name="T2">STA $A0</text:span><text:span text:style-name="T2"><text:tab/></text:span><text:span text:style-name="T2"><text:tab/></text:span><text:span text:style-name="T2">; </text:span></text:p>
            <text:p text:style-name="P1"><text:span text:style-name="T2"><text:s/></text:span><text:span text:style-name="T2">F0F5</text:span><text:span text:style-name="T2"><text:tab/></text:span><text:span text:style-name="T2"><text:tab/></text:span><text:span text:style-name="T2">LDA #$3C</text:span><text:span text:style-name="T2"><text:tab/></text:span><text:span text:style-name="T2">; EOI clear</text:span></text:p>
            <text:p text:style-name="P1"><text:span text:style-name="T2"><text:s/></text:span><text:span text:style-name="T2">F0F7</text:span><text:span text:style-name="T2"><text:tab/></text:span><text:span text:style-name="T2"><text:tab/></text:span><text:span text:style-name="T2">STA $E811</text:span></text:p>
            <text:p text:style-name="P1"><text:span text:style-name="T2"/></text:p>
            <text:p text:style-name="P1"><text:span text:style-name="T1">; restore ATN byte</text:span></text:p>
            <text:p text:style-name="P1"><text:span text:style-name="T2"><text:s/></text:span><text:span text:style-name="T2">F0FA</text:span><text:span text:style-name="T2"><text:tab/></text:span><text:span text:style-name="T2">iF0FA</text:span><text:span text:style-name="T2"><text:tab/></text:span><text:span text:style-name="T2">PLA</text:span></text:p>
            <text:p text:style-name="P1"><text:span text:style-name="T2"><text:s/></text:span><text:span text:style-name="T2">F0FB</text:span><text:span text:style-name="T2"><text:tab/></text:span><text:span text:style-name="T2"><text:tab/></text:span><text:span text:style-name="T2">ORA $D4</text:span><text:span text:style-name="T2"><text:tab/></text:span><text:span text:style-name="T2"><text:tab/></text:span><text:span text:style-name="T2">; Current Device Number</text:span></text:p>
            <text:p text:style-name="P1"><text:span text:style-name="T2"><text:s/></text:span><text:span text:style-name="T2">F0FD</text:span><text:span text:style-name="T2"><text:tab/></text:span><text:span text:style-name="T2"><text:tab/></text:span><text:span text:style-name="T2">STA $A5</text:span><text:span text:style-name="T2"><text:tab/></text:span><text:span text:style-name="T2"><text:tab/></text:span><text:span text:style-name="T2">; Buffered Character for IEEE Bus</text:span></text:p>
            <text:p text:style-name="P1"><text:span text:style-name="T2"/></text:p>
            <text:p text:style-name="P1"><text:span text:style-name="T1">; wait for DAV HI, then activate ATN</text:span></text:p>
            <text:p text:style-name="P1"><text:span text:style-name="T2"><text:s/></text:span><text:span text:style-name="T2">F0FF</text:span><text:span text:style-name="T2"><text:tab/></text:span><text:span text:style-name="T2">iF0FF</text:span><text:span text:style-name="T2"><text:tab/></text:span><text:span text:style-name="T2">LDA $E840</text:span></text:p>
            <text:p text:style-name="P1"><text:span text:style-name="T2"><text:s/></text:span><text:span text:style-name="T2">F102</text:span><text:span text:style-name="T2"><text:tab/></text:span><text:span text:style-name="T2"><text:tab/></text:span><text:span text:style-name="T2">BPL $F0FF</text:span><text:span text:style-name="T2"><text:tab/></text:span><text:span text:style-name="T2">; wait for DAV clear</text:span></text:p>
            <text:p text:style-name="P1"><text:span text:style-name="T2"><text:s/></text:span><text:span text:style-name="T2">F104</text:span><text:span text:style-name="T2"><text:tab/></text:span><text:span text:style-name="T2"><text:tab/></text:span><text:span text:style-name="T2">AND #$FB</text:span></text:p>
            <text:p text:style-name="P1"><text:span text:style-name="T2"><text:s/></text:span><text:span text:style-name="T2">F106</text:span><text:span text:style-name="T2"><text:tab/></text:span><text:span text:style-name="T2"><text:tab/></text:span><text:span text:style-name="T2">STA $E840</text:span><text:span text:style-name="T2"><text:tab/></text:span><text:span text:style-name="T2">; ATN out</text:span></text:p>
            <text:p text:style-name="P1"><text:span text:style-name="T2"/></text:p>
            <text:p text:style-name="P1"><text:span text:style-name="T2">→ </text:span><text:span text:style-name="T2">F109 RAWOUT</text:span></text:p>
            <text:p text:style-name="P1"><text:span text:style-name="T2"/></text:p>
          </draw:text-box>
        </draw:frame>
        <draw:connector draw:style-name="gr4" draw:text-style-name="P4" draw:layer="layout" svg:x1="26.064cm" svg:y1="4.116cm" svg:x2="28.169cm" svg:y2="7.805cm" draw:start-shape="id1" draw:start-glue-point="1" draw:end-shape="id2" draw:end-glue-point="3" svg:d="M26064 4116h1053v3689h1052" svg:viewBox="0 0 2106 3690">
          <text:p/>
        </draw:connector>
        <draw:frame draw:style-name="gr5" draw:text-style-name="P2" draw:layer="layout" svg:width="9.038cm" svg:height="3.048cm" svg:x="2.875cm" svg:y="3.277cm">
          <draw:text-box>
            <text:p text:style-name="P1"><text:span text:style-name="T1">Send a Byte</text:span></text:p>
            <text:p text:style-name="P1"><text:span text:style-name="T5"/></text:p>
            <text:p text:style-name="P1"><text:span text:style-name="T5"><text:s text:c="3"/></text:span><text:span text:style-name="T5">Jsr LISTEN</text:span></text:p>
            <text:p text:style-name="P1"><text:span text:style-name="T5"><text:s text:c="3"/></text:span></text:p>
            <text:p text:style-name="P1"><text:span text:style-name="T5"><text:s text:c="3"/></text:span><text:span text:style-name="T5">Jsr SECLISTEN</text:span></text:p>
            <text:p text:style-name="P1"><text:span text:style-name="T5"/></text:p>
            <text:p text:style-name="P1"><text:span text:style-name="T5"><text:s text:c="3"/></text:span><text:span text:style-name="T5">Jsr IECOUT</text:span></text:p>
            <text:p text:style-name="P1"><text:span text:style-name="T5"/></text:p>
            <text:p text:style-name="P1"><text:span text:style-name="T5"><text:s text:c="3"/></text:span><text:span text:style-name="T5">Jsr UNLISTEN</text:span></text:p>
            <text:p text:style-name="P1"><text:span text:style-name="T5"/></text:p>
          </draw:text-box>
        </draw:frame>
        <draw:frame draw:style-name="gr1" draw:text-style-name="P2" xml:id="id3" draw:id="id3" draw:layer="layout" svg:width="10.541cm" svg:height="1.679cm" svg:x="15.523cm" svg:y="5.461cm">
          <draw:text-box>
            <text:p text:style-name="P1"><text:span text:style-name="T1">LISTEN</text:span></text:p>
            <text:p text:style-name="P1"><text:span text:style-name="T2"/></text:p>
            <text:p text:style-name="P1"><text:span text:style-name="T2">LISTEN:</text:span></text:p>
            <text:p text:style-name="P1"><text:span text:style-name="T2">; listn Send LISTEN Command on IEEE Bus</text:span></text:p>
            <text:p text:style-name="P1"><text:span text:style-name="T2"><text:s/></text:span><text:span text:style-name="T2">F0D5 <text:s text:c="2"/>iF0D5 <text:s text:c="2"/>LDA #$20</text:span></text:p>
            <text:p text:style-name="P1"><text:span text:style-name="T2"/></text:p>
          </draw:text-box>
        </draw:frame>
        <draw:connector draw:style-name="gr4" draw:text-style-name="P4" draw:layer="layout" svg:x1="26.064cm" svg:y1="6.3cm" svg:x2="28.169cm" svg:y2="7.805cm" draw:start-shape="id3" draw:start-glue-point="1" draw:end-shape="id2" svg:d="M26064 6300h1053v1505h1052" svg:viewBox="0 0 2106 1506">
          <text:p/>
        </draw:connector>
        <draw:frame draw:style-name="gr6" draw:text-style-name="P2" xml:id="id5" draw:id="id5" draw:layer="layout" svg:width="10.668cm" svg:height="9.057cm" svg:x="43.663cm" svg:y="3.277cm">
          <draw:text-box>
            <text:p text:style-name="P1"><text:span text:style-name="T1">RAWOUT</text:span></text:p>
            <text:p text:style-name="P1"><text:span text:style-name="T1"/></text:p>
            <text:p text:style-name="P1"><text:span text:style-name="T2">; -</text:span><text:span text:style-name="T2"><text:tab/></text:span><text:span text:style-name="T2">Send Data On IEEE Bus</text:span></text:p>
            <text:p text:style-name="P1"><text:span text:style-name="T2">;</text:span><text:span text:style-name="T2"><text:tab/></text:span><text:span text:style-name="T2">-</text:span><text:span text:style-name="T2"><text:tab/></text:span><text:span text:style-name="T2">Flag Errors</text:span></text:p>
            <text:p text:style-name="P1"><text:span text:style-name="T2"/></text:p>
            <text:p text:style-name="P1"><text:span text:style-name="T1">: DAV HI</text:span></text:p>
            <text:p text:style-name="P1"><text:span text:style-name="T2"><text:s/></text:span><text:span text:style-name="T2">F109</text:span><text:span text:style-name="T2"><text:tab/></text:span><text:span text:style-name="T2">iF109</text:span><text:span text:style-name="T2"><text:tab/></text:span><text:span text:style-name="T2">LDA #$3C</text:span></text:p>
            <text:p text:style-name="P1"><text:span text:style-name="T2"><text:s/></text:span><text:span text:style-name="T2">F10B</text:span><text:span text:style-name="T2"><text:tab/></text:span><text:span text:style-name="T2"><text:tab/></text:span><text:span text:style-name="T2">STA $E823</text:span><text:span text:style-name="T2"><text:tab/></text:span><text:span text:style-name="T2">; DAV clear</text:span></text:p>
            <text:p text:style-name="P1"><text:span text:style-name="T2"/></text:p>
            <text:p text:style-name="P1"><text:span text:style-name="T1">; Check NDAC/NRFD for Device not present</text:span></text:p>
            <text:p text:style-name="P1"><text:span text:style-name="T2"><text:s/></text:span><text:span text:style-name="T2">F10E</text:span><text:span text:style-name="T2"><text:tab/></text:span><text:span text:style-name="T2"><text:tab/></text:span><text:span text:style-name="T2">LDA $E840</text:span><text:span text:style-name="T2"><text:tab/></text:span></text:p>
            <text:p text:style-name="P1"><text:span text:style-name="T2"><text:s/></text:span><text:span text:style-name="T2">F111</text:span><text:span text:style-name="T2"><text:tab/></text:span><text:span text:style-name="T2"><text:tab/></text:span><text:span text:style-name="T2">AND #$41</text:span><text:span text:style-name="T2"><text:tab/></text:span><text:span text:style-name="T2">; check NDAC &amp; NRFD in</text:span></text:p>
            <text:p text:style-name="P1"><text:span text:style-name="T2"><text:s/></text:span><text:span text:style-name="T2">F113</text:span><text:span text:style-name="T2"><text:tab/></text:span><text:span text:style-name="T2"><text:tab/></text:span><text:span text:style-name="T2">CMP #$41</text:span><text:span text:style-name="T2"><text:tab/></text:span><text:span text:style-name="T2">; both still clear?</text:span></text:p>
            <text:p text:style-name="P1"><text:span text:style-name="T2"><text:s/></text:span><text:span text:style-name="T2">F115</text:span><text:span text:style-name="T2"><text:tab/></text:span><text:span text:style-name="T2"><text:tab/></text:span><text:span text:style-name="T2">BEQ $F16C</text:span><text:span text:style-name="T2"><text:tab/></text:span><text:span text:style-name="T2">; yes, then Status #80 - device not present</text:span></text:p>
            <text:p text:style-name="P1"><text:span text:style-name="T2"/></text:p>
            <text:p text:style-name="P1"><text:span text:style-name="T1">; Put Data on bus</text:span></text:p>
            <text:p text:style-name="P1"><text:span text:style-name="T2"><text:s/></text:span><text:span text:style-name="T2">F117</text:span><text:span text:style-name="T2"><text:tab/></text:span><text:span text:style-name="T2"><text:tab/></text:span><text:span text:style-name="T2">LDA $A5</text:span><text:span text:style-name="T2"><text:tab/></text:span><text:span text:style-name="T2"><text:tab/></text:span><text:span text:style-name="T2">; Buffered Character for IEEE Bus</text:span></text:p>
            <text:p text:style-name="P1"><text:span text:style-name="T2"><text:s/></text:span><text:span text:style-name="T2">F119</text:span><text:span text:style-name="T2"><text:tab/></text:span><text:span text:style-name="T2"><text:tab/></text:span><text:span text:style-name="T2">EOR #$FF</text:span></text:p>
            <text:p text:style-name="P1"><text:span text:style-name="T2"><text:s/></text:span><text:span text:style-name="T2">F11B</text:span><text:span text:style-name="T2"><text:tab/></text:span><text:span text:style-name="T2"><text:tab/></text:span><text:span text:style-name="T2">STA $E822</text:span><text:span text:style-name="T2"><text:tab/></text:span><text:span text:style-name="T2">; data output to bus</text:span></text:p>
            <text:p text:style-name="P1"><text:span text:style-name="T2"/></text:p>
            <text:p text:style-name="P1"><text:span text:style-name="T1">; Wait for NRFD HI</text:span></text:p>
            <text:p text:style-name="P1"><text:span text:style-name="T2"><text:s/></text:span><text:span text:style-name="T2">F11E</text:span><text:span text:style-name="T2"><text:tab/></text:span><text:span text:style-name="T2">iF11E</text:span><text:span text:style-name="T2"><text:tab/></text:span><text:span text:style-name="T2">BIT $E840</text:span></text:p>
            <text:p text:style-name="P1"><text:span text:style-name="T2"><text:s/></text:span><text:span text:style-name="T2">F121</text:span><text:span text:style-name="T2"><text:tab/></text:span><text:span text:style-name="T2"><text:tab/></text:span><text:span text:style-name="T2">BVC $F11E</text:span><text:span text:style-name="T2"><text:tab/></text:span><text:span text:style-name="T2">; wait for NRFD clear</text:span></text:p>
            <text:p text:style-name="P1"><text:span text:style-name="T2"/></text:p>
            <text:p text:style-name="P1"><text:span text:style-name="T1">; DAV LO</text:span></text:p>
            <text:p text:style-name="P1"><text:span text:style-name="T2"><text:s/></text:span><text:span text:style-name="T2">F123</text:span><text:span text:style-name="T2"><text:tab/></text:span><text:span text:style-name="T2"><text:tab/></text:span><text:span text:style-name="T2">LDA #$34</text:span></text:p>
            <text:p text:style-name="P1"><text:span text:style-name="T2"><text:s/></text:span><text:span text:style-name="T2">F125</text:span><text:span text:style-name="T2"><text:tab/></text:span><text:span text:style-name="T2"><text:tab/></text:span><text:span text:style-name="T2">STA $E823</text:span><text:span text:style-name="T2"><text:tab/></text:span><text:span text:style-name="T2">; DAV out</text:span></text:p>
            <text:p text:style-name="P1"><text:span text:style-name="T2"/></text:p>
            <text:p text:style-name="P1"><text:span text:style-name="T1">; Wait NDAC HI with timeout</text:span><text:span text:style-name="T2"><text:tab/></text:span></text:p>
            <text:p text:style-name="P1"><text:span text:style-name="T2"><text:s/></text:span><text:span text:style-name="T2">F128</text:span><text:span text:style-name="T2"><text:tab/></text:span><text:span text:style-name="T2">iF128</text:span><text:span text:style-name="T2"><text:tab/></text:span><text:span text:style-name="T2">LDA #$FF</text:span></text:p>
            <text:p text:style-name="P1"><text:span text:style-name="T2"><text:s/></text:span><text:span text:style-name="T2">F12A</text:span><text:span text:style-name="T2"><text:tab/></text:span><text:span text:style-name="T2"><text:tab/></text:span><text:span text:style-name="T2">STA $E845</text:span><text:span text:style-name="T2"><text:tab/></text:span><text:span text:style-name="T2">; Timer 1 HI</text:span></text:p>
            <text:p text:style-name="P1"><text:span text:style-name="T2"><text:s/></text:span><text:span text:style-name="T2">F12D</text:span><text:span text:style-name="T2"><text:tab/></text:span><text:span text:style-name="T2">iF12D</text:span><text:span text:style-name="T2"><text:tab/></text:span><text:span text:style-name="T2">LDA $E840</text:span><text:span text:style-name="T2"><text:tab/></text:span><text:span text:style-name="T2">; read NDAC,NRFD,DAV in </text:span></text:p>
            <text:p text:style-name="P1"><text:span text:style-name="T2"><text:s/></text:span><text:span text:style-name="T2">F130</text:span><text:span text:style-name="T2"><text:tab/></text:span><text:span text:style-name="T2"><text:tab/></text:span><text:span text:style-name="T2">BIT $E84D</text:span><text:span text:style-name="T2"><text:tab/></text:span><text:span text:style-name="T2">; check timer</text:span></text:p>
            <text:p text:style-name="P1"><text:span text:style-name="T2"><text:s/></text:span><text:span text:style-name="T2">F133</text:span><text:span text:style-name="T2"><text:tab/></text:span><text:span text:style-name="T2"><text:tab/></text:span><text:span text:style-name="T2">BVS $F151</text:span><text:span text:style-name="T2"><text:tab/></text:span><text:span text:style-name="T2">; timer underflow - error</text:span></text:p>
            <text:p text:style-name="P1"><text:span text:style-name="T2"><text:s/></text:span><text:span text:style-name="T2">F135</text:span><text:span text:style-name="T2"><text:tab/></text:span><text:span text:style-name="T2"><text:tab/></text:span><text:span text:style-name="T2">LSR</text:span><text:span text:style-name="T2"><text:tab/></text:span><text:span text:style-name="T2"><text:tab/></text:span><text:span text:style-name="T2">; NDAC into carry</text:span></text:p>
            <text:p text:style-name="P1"><text:span text:style-name="T2"><text:s/></text:span><text:span text:style-name="T2">F136</text:span><text:span text:style-name="T2"><text:tab/></text:span><text:span text:style-name="T2"><text:tab/></text:span><text:span text:style-name="T2">BCC $F12D</text:span><text:span text:style-name="T2"><text:tab/></text:span><text:span text:style-name="T2">; wait for NDAC clear</text:span></text:p>
            <text:p text:style-name="P1"><text:span text:style-name="T2"/></text:p>
          </draw:text-box>
        </draw:frame>
        <draw:connector draw:style-name="gr4" draw:text-style-name="P5" draw:layer="layout" draw:line-skew="7.493cm" svg:x1="26.076cm" svg:y1="16.358cm" svg:x2="43.663cm" svg:y2="7.805cm" draw:start-shape="id4" draw:start-glue-point="1" draw:end-shape="id5" draw:end-glue-point="3" svg:d="M26076 16358h16287v-8553h1300" svg:viewBox="0 0 17588 8554">
          <text:p/>
        </draw:connector>
        <draw:connector draw:style-name="gr4" draw:text-style-name="P5" draw:layer="layout" draw:line-skew="0.856cm 1.143cm" svg:x1="33.503cm" svg:y1="12.334cm" svg:x2="43.663cm" svg:y2="7.805cm" draw:start-shape="id2" draw:start-glue-point="2" draw:end-shape="id5" draw:end-glue-point="3" svg:d="M33503 12334v1357h8890v-5886h1270" svg:viewBox="0 0 10161 5887">
          <text:p/>
        </draw:connector>
        <draw:frame draw:style-name="gr7" draw:text-style-name="P2" xml:id="id7" draw:id="id7" draw:layer="layout" svg:width="10.099cm" svg:height="2.286cm" svg:x="62.012cm" svg:y="11.838cm">
          <draw:text-box>
            <text:p text:style-name="P1"><text:span text:style-name="T1">Set Status</text:span></text:p>
            <text:p text:style-name="P1"><text:span text:style-name="T2"/></text:p>
            <text:p text:style-name="P1"><text:span text:style-name="T2"/></text:p>
            <text:p text:style-name="P1"><text:span text:style-name="T2"><text:s/></text:span><text:span text:style-name="T2">F167</text:span><text:span text:style-name="T2"><text:tab/></text:span><text:span text:style-name="T2">iF167</text:span><text:span text:style-name="T2"><text:tab/></text:span><text:span text:style-name="T2">JSR $FBC4</text:span><text:span text:style-name="T2"><text:tab/></text:span><text:span text:style-name="T2">; -</text:span><text:span text:style-name="T2"><text:tab/></text:span><text:span text:style-name="T2">Set Status Bit</text:span></text:p>
            <text:p text:style-name="P1"><text:span text:style-name="T2"><text:s/></text:span><text:span text:style-name="T2">F16A</text:span><text:span text:style-name="T2"><text:tab/></text:span><text:span text:style-name="T2"><text:tab/></text:span><text:span text:style-name="T2">BNE $F138</text:span></text:p>
            <text:p text:style-name="P1"><text:span text:style-name="T2"><text:s/></text:span></text:p>
          </draw:text-box>
        </draw:frame>
        <draw:frame draw:style-name="gr8" draw:text-style-name="P2" xml:id="id11" draw:id="id11" draw:layer="layout" svg:width="10.099cm" svg:height="2.032cm" svg:x="27.722cm" svg:y="33.249cm">
          <draw:text-box>
            <text:p text:style-name="P1"><text:span text:style-name="T1">Check read timeout</text:span></text:p>
            <text:p text:style-name="P1"><text:span text:style-name="T2"/></text:p>
            <text:p text:style-name="P1"><text:span text:style-name="T2"><text:s/></text:span><text:span text:style-name="T2">F15B</text:span><text:span text:style-name="T2"><text:tab/></text:span><text:span text:style-name="T2">iF15B</text:span><text:span text:style-name="T2"><text:tab/></text:span><text:span text:style-name="T2">LDA $03FC</text:span><text:span text:style-name="T2"><text:tab/></text:span><text:span text:style-name="T2">; 4: Flag: Kernal Variable for IEEE Timeout</text:span></text:p>
            <text:p text:style-name="P1"><text:span text:style-name="T2"><text:s/></text:span><text:span text:style-name="T2">F15E</text:span><text:span text:style-name="T2"><text:tab/></text:span><text:span text:style-name="T2"><text:tab/></text:span><text:span text:style-name="T2">BPL $F170</text:span><text:span text:style-name="T2"><text:tab/></text:span><text:span text:style-name="T2">; -</text:span><text:span text:style-name="T2"><text:tab/></text:span><text:span text:style-name="T2">Status #02 - read timeout</text:span></text:p>
            <text:p text:style-name="P1"><text:span text:style-name="T2"><text:s/></text:span><text:span text:style-name="T2">F160</text:span><text:span text:style-name="T2"><text:tab/></text:span><text:span text:style-name="T2"><text:tab/></text:span><text:span text:style-name="T2">JSR $F343</text:span><text:span text:style-name="T2"><text:tab/></text:span><text:span text:style-name="T2">; stop</text:span><text:span text:style-name="T2"><text:tab/></text:span><text:span text:style-name="T2">Check STOP Key</text:span></text:p>
            <text:p text:style-name="P1"><text:span text:style-name="T2"><text:s/></text:span><text:span text:style-name="T2">F163</text:span><text:span text:style-name="T2"><text:tab/></text:span><text:span text:style-name="T2"><text:tab/></text:span><text:span text:style-name="T2">BNE $F1CD</text:span></text:p>
          </draw:text-box>
        </draw:frame>
        <draw:frame draw:style-name="gr9" draw:text-style-name="P2" xml:id="id6" draw:id="id6" draw:layer="layout" svg:width="10.099cm" svg:height="2.54cm" svg:x="56.678cm" svg:y="6.071cm">
          <draw:text-box>
            <text:p text:style-name="P1"><text:span text:style-name="T1">Status 80 – Device not present</text:span></text:p>
            <text:p text:style-name="P1"><text:span text:style-name="T2"/></text:p>
            <text:p text:style-name="P1"><text:span text:style-name="T2">; -</text:span><text:span text:style-name="T2"><text:tab/></text:span><text:span text:style-name="T2">Status #80 - device not present</text:span></text:p>
            <text:p text:style-name="P1"><text:span text:style-name="T2"/></text:p>
            <text:p text:style-name="P1"><text:span text:style-name="T2"><text:s/></text:span><text:span text:style-name="T2">F16C</text:span><text:span text:style-name="T2"><text:tab/></text:span><text:span text:style-name="T2">iF16C</text:span><text:span text:style-name="T2"><text:tab/></text:span><text:span text:style-name="T2">LDA #$80</text:span></text:p>
            <text:p text:style-name="P1"><text:span text:style-name="T2"><text:s/></text:span><text:span text:style-name="T2">F16E</text:span><text:span text:style-name="T2"><text:tab/></text:span><text:span text:style-name="T2"><text:tab/></text:span><text:span text:style-name="T2">BMI $F167</text:span></text:p>
          </draw:text-box>
        </draw:frame>
        <draw:connector draw:style-name="gr4" draw:text-style-name="P5" draw:layer="layout" svg:x1="61.727cm" svg:y1="8.611cm" svg:x2="67.061cm" svg:y2="11.838cm" draw:start-shape="id6" draw:start-glue-point="2" draw:end-shape="id7" draw:end-glue-point="0" svg:d="M61727 8611v1614h5334v1613" svg:viewBox="0 0 5335 3228">
          <text:p/>
        </draw:connector>
        <draw:frame draw:style-name="gr10" draw:text-style-name="P2" xml:id="id8" draw:id="id8" draw:layer="layout" svg:width="10.16cm" svg:height="2.869cm" svg:x="61.951cm" svg:y="15.394cm">
          <draw:text-box>
            <text:p text:style-name="P1"><text:span text:style-name="T1">END OUT</text:span></text:p>
            <text:p text:style-name="P1"><text:span text:style-name="T1"/></text:p>
            <text:p text:style-name="P1"><text:span text:style-name="T1">; DAV HI</text:span></text:p>
            <text:p text:style-name="P1"><text:span text:style-name="T2"><text:s/></text:span><text:span text:style-name="T2">F138</text:span><text:span text:style-name="T2"><text:tab/></text:span><text:span text:style-name="T2">iF138</text:span><text:span text:style-name="T2"><text:tab/></text:span><text:span text:style-name="T2">LDA #$3C</text:span></text:p>
            <text:p text:style-name="P1"><text:span text:style-name="T2"><text:s/></text:span><text:span text:style-name="T2">F13A</text:span><text:span text:style-name="T2"><text:tab/></text:span><text:span text:style-name="T2"><text:tab/></text:span><text:span text:style-name="T2">STA $E823</text:span><text:span text:style-name="T2"><text:tab/></text:span><text:span text:style-name="T2">; DAV clear</text:span></text:p>
            <text:p text:style-name="P1"><text:span text:style-name="T2"/></text:p>
            <text:p text:style-name="P1"><text:span text:style-name="T1">; Clear bus</text:span></text:p>
            <text:p text:style-name="P1"><text:span text:style-name="T2"><text:s/></text:span><text:span text:style-name="T2">F13D</text:span><text:span text:style-name="T2"><text:tab/></text:span><text:span text:style-name="T2"><text:tab/></text:span><text:span text:style-name="T2">LDA #$FF</text:span><text:span text:style-name="T2"><text:tab/></text:span><text:span text:style-name="T2">; clear bus data</text:span></text:p>
            <text:p text:style-name="P1"><text:span text:style-name="T2"><text:s/></text:span><text:span text:style-name="T2">F13F</text:span><text:span text:style-name="T2"><text:tab/></text:span><text:span text:style-name="T2"><text:tab/></text:span><text:span text:style-name="T2">STA $E822</text:span></text:p>
            <text:p text:style-name="P1"><text:span text:style-name="T2"><text:s/></text:span><text:span text:style-name="T2">F142</text:span><text:span text:style-name="T2"><text:tab/></text:span><text:span text:style-name="T2"><text:tab/></text:span><text:span text:style-name="T2">RTS</text:span></text:p>
            <text:p text:style-name="P6"><text:span text:style-name="T2"/></text:p>
          </draw:text-box>
        </draw:frame>
        <draw:connector draw:style-name="gr4" draw:text-style-name="P5" draw:layer="layout" svg:x1="67.061cm" svg:y1="14.124cm" svg:x2="67.031cm" svg:y2="15.394cm" draw:start-shape="id7" draw:start-glue-point="2" draw:end-shape="id8" draw:end-glue-point="0" svg:d="M67061 14124v635h-30v635" svg:viewBox="0 0 31 1271">
          <text:p/>
        </draw:connector>
        <draw:frame draw:style-name="gr7" draw:text-style-name="P2" xml:id="id9" draw:id="id9" draw:layer="layout" svg:width="10.099cm" svg:height="2.631cm" svg:x="67.854cm" svg:y="6.071cm">
          <draw:text-box>
            <text:p text:style-name="P1"><text:span text:style-name="T1">Timer underflow, Check Stop, Status 01</text:span></text:p>
            <text:p text:style-name="P6"><text:span text:style-name="T2"/></text:p>
            <text:p text:style-name="P6"><text:span text:style-name="T2"><text:s/></text:span><text:span text:style-name="T2">F151</text:span><text:span text:style-name="T2"><text:tab/></text:span><text:span text:style-name="T2">iF151</text:span><text:span text:style-name="T2"><text:tab/></text:span><text:span text:style-name="T2">LDA $03FC</text:span><text:span text:style-name="T2"><text:tab/></text:span><text:span text:style-name="T2">; 4: Flag: Kernal Variable for IEEE Timeout</text:span></text:p>
            <text:p text:style-name="P6"><text:span text:style-name="T2"><text:s/></text:span><text:span text:style-name="T2">F154</text:span><text:span text:style-name="T2"><text:tab/></text:span><text:span text:style-name="T2"><text:tab/></text:span><text:span text:style-name="T2">BPL $F165</text:span><text:span text:style-name="T2"><text:tab/></text:span><text:span text:style-name="T2">; -</text:span><text:span text:style-name="T2"><text:tab/></text:span><text:span text:style-name="T2">Status #01 - ??</text:span></text:p>
            <text:p text:style-name="P6"><text:span text:style-name="T2"><text:s/></text:span><text:span text:style-name="T2">F156</text:span><text:span text:style-name="T2"><text:tab/></text:span><text:span text:style-name="T2"><text:tab/></text:span><text:span text:style-name="T2">JSR $F343</text:span><text:span text:style-name="T2"><text:tab/></text:span><text:span text:style-name="T2">; stop</text:span><text:span text:style-name="T2"><text:tab/></text:span><text:span text:style-name="T2">Check STOP Key</text:span></text:p>
            <text:p text:style-name="P1"><text:span text:style-name="T2"><text:s/></text:span><text:span text:style-name="T2">F159</text:span><text:span text:style-name="T2"><text:tab/></text:span><text:span text:style-name="T2"><text:tab/></text:span><text:span text:style-name="T2">BNE $F128</text:span></text:p>
            <text:p text:style-name="P1"><text:span text:style-name="T2"/></text:p>
            <text:p text:style-name="P6"><text:span text:style-name="T2">; -</text:span><text:span text:style-name="T2"><text:tab/></text:span><text:span text:style-name="T2">Status #01 - ??</text:span></text:p>
            <text:p text:style-name="P6"><text:span text:style-name="T2"/></text:p>
            <text:p text:style-name="P1"><text:span text:style-name="T2"><text:s/></text:span><text:span text:style-name="T2">F165</text:span><text:span text:style-name="T2"><text:tab/></text:span><text:span text:style-name="T2">iF165</text:span><text:span text:style-name="T2"><text:tab/></text:span><text:span text:style-name="T2">LDA #$01</text:span></text:p>
          </draw:text-box>
        </draw:frame>
        <draw:connector draw:style-name="gr4" draw:text-style-name="P5" draw:layer="layout" svg:x1="48.997cm" svg:y1="12.334cm" svg:x2="61.951cm" svg:y2="16.828cm" draw:start-shape="id5" draw:start-glue-point="2" draw:end-shape="id8" draw:end-glue-point="3" svg:d="M48997 12334v4494h12954" svg:viewBox="0 0 12955 4495">
          <text:p/>
        </draw:connector>
        <draw:connector draw:style-name="gr11" draw:text-style-name="P5" draw:layer="layout" draw:line-skew="-0.515cm" svg:x1="33.503cm" svg:y1="3.277cm" svg:x2="72.903cm" svg:y2="6.071cm" draw:start-shape="id2" draw:start-glue-point="0" draw:end-shape="id9" draw:end-glue-point="0" svg:d="M33503 3277v-1016h39400v3810" svg:viewBox="0 0 39401 3811">
          <text:p/>
        </draw:connector>
        <draw:connector draw:style-name="gr4" draw:text-style-name="P5" draw:layer="layout" svg:x1="72.903cm" svg:y1="8.702cm" svg:x2="67.061cm" svg:y2="11.838cm" draw:start-shape="id9" draw:start-glue-point="2" draw:end-shape="id7" draw:end-glue-point="0" svg:d="M72903 8702v1568h-5842v1568" svg:viewBox="0 0 5843 3137">
          <text:p/>
        </draw:connector>
        <draw:connector draw:style-name="gr4" draw:text-style-name="P5" draw:layer="layout" svg:x1="54.331cm" svg:y1="7.805cm" svg:x2="56.678cm" svg:y2="7.341cm" draw:start-shape="id5" draw:start-glue-point="1" draw:end-shape="id6" draw:end-glue-point="3" svg:d="M54331 7805h1174v-464h1173" svg:viewBox="0 0 2348 465">
          <text:p/>
        </draw:connector>
        <draw:frame draw:style-name="gr12" draw:text-style-name="P3" xml:id="id14" draw:id="id14" draw:layer="layout" svg:width="10.607cm" svg:height="3.107cm" svg:x="15.53cm" svg:y="7.957cm">
          <draw:text-box>
            <text:p text:style-name="P1"><text:span text:style-name="T3">UNTALK</text:span></text:p>
            <text:p text:style-name="P1"><text:span text:style-name="T4"/></text:p>
            <text:p text:style-name="P1"><text:span text:style-name="T4">; untlk</text:span><text:span text:style-name="T4"><text:tab/></text:span><text:span text:style-name="T4">Send UNTALK</text:span></text:p>
            <text:p text:style-name="P1"><text:span text:style-name="T4"/></text:p>
            <text:p text:style-name="P1"><text:span text:style-name="T3">; ATN LO</text:span></text:p>
            <text:p text:style-name="P1"><text:span text:style-name="T4"><text:s/></text:span><text:span text:style-name="T4">F1AE</text:span><text:span text:style-name="T4"><text:tab/></text:span><text:span text:style-name="T4">iF1AE</text:span><text:span text:style-name="T4"><text:tab/></text:span><text:span text:style-name="T4">LD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B1</text:span><text:span text:style-name="T4"><text:tab/></text:span><text:span text:style-name="T4"><text:tab/></text:span><text:span text:style-name="T4">AND #$FB</text:span></text:p>
            <text:p text:style-name="P1"><text:span text:style-name="T4"><text:s/></text:span><text:span text:style-name="T4">F1B3</text:span><text:span text:style-name="T4"><text:tab/></text:span><text:span text:style-name="T4"><text:tab/></text:span><text:span text:style-name="T4">ST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/></text:p>
            <text:p text:style-name="P1"><text:span text:style-name="T3">; UNTALK byte</text:span></text:p>
            <text:p text:style-name="P1"><text:span text:style-name="T4"><text:s/></text:span><text:span text:style-name="T4">F1B6</text:span><text:span text:style-name="T4"><text:tab/></text:span><text:span text:style-name="T4"><text:tab/></text:span><text:span text:style-name="T4">LDA #$5F</text:span></text:p>
            <text:p text:style-name="P1"><text:span text:style-name="T4"><text:s/></text:span><text:span text:style-name="T4">F1B8</text:span><text:span text:style-name="T4"><text:tab/></text:span><text:span text:style-name="T4"><text:tab/></text:span><text:span text:style-name="T4">BIT $3FA9</text:span></text:p>
          </draw:text-box>
        </draw:frame>
        <draw:frame draw:style-name="gr13" draw:text-style-name="P3" xml:id="id13" draw:id="id13" draw:layer="layout" svg:width="10.607cm" svg:height="2.393cm" svg:x="15.53cm" svg:y="11.838cm">
          <draw:text-box>
            <text:p text:style-name="P1"><text:span text:style-name="T3">UNLISTEN</text:span></text:p>
            <text:p text:style-name="P1"><text:span text:style-name="T4"/></text:p>
            <text:p text:style-name="P1"><text:span text:style-name="T4">; untlk</text:span><text:span text:style-name="T4"><text:tab/></text:span><text:span text:style-name="T4">Send UNLISTEN</text:span></text:p>
            <text:p text:style-name="P1"><text:span text:style-name="T4"/></text:p>
            <text:p text:style-name="P1"><text:span text:style-name="T3">; UNLISTEN byte</text:span></text:p>
            <text:p text:style-name="P1"><text:span text:style-name="T4"><text:s/></text:span><text:span text:style-name="T4">F1B9</text:span><text:span text:style-name="T4"><text:tab/></text:span><text:span text:style-name="T4">iF1B9</text:span><text:span text:style-name="T4"><text:tab/></text:span><text:span text:style-name="T4">LDA #$3F</text:span></text:p>
            <text:p text:style-name="P1"><text:span text:style-name="T4"><text:s/></text:span><text:span text:style-name="T4">F1BB</text:span><text:span text:style-name="T4"><text:tab/></text:span><text:span text:style-name="T4"><text:tab/></text:span><text:span text:style-name="T4">JSR $F0D7</text:span><text:span text:style-name="T4"><text:tab/></text:span><text:span text:style-name="T4"><text:tab/></text:span><text:span text:style-name="T4">; send with ATN</text:span></text:p>
            <text:p text:style-name="P1"><text:span text:style-name="T4"><text:s/></text:span><text:span text:style-name="T4">F1BE</text:span><text:span text:style-name="T4"><text:tab/></text:span><text:span text:style-name="T4"><text:tab/></text:span><text:span text:style-name="T4">BNE $F148</text:span><text:span text:style-name="T4"><text:tab/></text:span><text:span text:style-name="T4"><text:tab/></text:span><text:span text:style-name="T4">; always</text:span></text:p>
            <text:p text:style-name="P6"><text:span text:style-name="T4"/></text:p>
          </draw:text-box>
        </draw:frame>
        <draw:frame draw:style-name="gr14" draw:text-style-name="P3" xml:id="id10" draw:id="id10" draw:layer="layout" svg:width="10.607cm" svg:height="12.151cm" svg:x="15.53cm" svg:y="29.693cm">
          <draw:text-box>
            <text:p text:style-name="P1"><text:span text:style-name="T3">IECIN</text:span></text:p>
            <text:p text:style-name="P1"><text:span text:style-name="T4"/></text:p>
            <text:p text:style-name="P1"><text:span text:style-name="T3">;NDAC LO</text:span></text:p>
            <text:p text:style-name="P1"><text:span text:style-name="T4"><text:s/></text:span><text:span text:style-name="T4">F1C0</text:span><text:span text:style-name="T4"><text:tab/></text:span><text:span text:style-name="T4">iF1C0</text:span><text:span text:style-name="T4"><text:tab/></text:span><text:span text:style-name="T4">LDA #$34</text:span></text:p>
            <text:p text:style-name="P1"><text:span text:style-name="T4"><text:s/></text:span><text:span text:style-name="T4">F1C2</text:span><text:span text:style-name="T4"><text:tab/></text:span><text:span text:style-name="T4"><text:tab/></text:span><text:span text:style-name="T4">STA $E821</text:span></text:p>
            <text:p text:style-name="P1"><text:span text:style-name="T4"/></text:p>
            <text:p text:style-name="P1"><text:span text:style-name="T3">;NRFD HI</text:span></text:p>
            <text:p text:style-name="P1"><text:span text:style-name="T4"><text:s/></text:span><text:span text:style-name="T4">F1C5</text:span><text:span text:style-name="T4"><text:tab/></text:span><text:span text:style-name="T4"><text:tab/></text:span><text:span text:style-name="T4">LD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C8</text:span><text:span text:style-name="T4"><text:tab/></text:span><text:span text:style-name="T4"><text:tab/></text:span><text:span text:style-name="T4">ORA #$02</text:span></text:p>
            <text:p text:style-name="P1"><text:span text:style-name="T4"><text:s/></text:span><text:span text:style-name="T4">F1CA</text:span><text:span text:style-name="T4"><text:tab/></text:span><text:span text:style-name="T4"><text:tab/></text:span><text:span text:style-name="T4">ST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3">; Wait DAV lo with timeout</text:span></text:p>
            <text:p text:style-name="P1"><text:span text:style-name="T4"><text:s/></text:span><text:span text:style-name="T4">F1CD</text:span><text:span text:style-name="T4"><text:tab/></text:span><text:span text:style-name="T4">iF1CD</text:span><text:span text:style-name="T4"><text:tab/></text:span><text:span text:style-name="T4">LDA #$FF</text:span></text:p>
            <text:p text:style-name="P1"><text:span text:style-name="T4"><text:s/></text:span><text:span text:style-name="T4">F1CF</text:span><text:span text:style-name="T4"><text:tab/></text:span><text:span text:style-name="T4"><text:tab/></text:span><text:span text:style-name="T4">STA $E845</text:span><text:span text:style-name="T4"><text:tab/></text:span><text:span text:style-name="T4"><text:tab/></text:span><text:span text:style-name="T4">; timer</text:span></text:p>
            <text:p text:style-name="P1"><text:span text:style-name="T4"><text:s/></text:span><text:span text:style-name="T4">F1D2</text:span><text:span text:style-name="T4"><text:tab/></text:span><text:span text:style-name="T4">iF1D2</text:span><text:span text:style-name="T4"><text:tab/></text:span><text:span text:style-name="T4">BIT $E84D</text:span></text:p>
            <text:p text:style-name="P1"><text:span text:style-name="T4"><text:s/></text:span><text:span text:style-name="T4">F1D5</text:span><text:span text:style-name="T4"><text:tab/></text:span><text:span text:style-name="T4"><text:tab/></text:span><text:span text:style-name="T4">BVS $F15B</text:span><text:span text:style-name="T4"><text:tab/></text:span><text:span text:style-name="T4"><text:tab/></text:span><text:span text:style-name="T4">; timeout</text:span></text:p>
            <text:p text:style-name="P1"><text:span text:style-name="T4"><text:s/></text:span><text:span text:style-name="T4">F1D7</text:span><text:span text:style-name="T4"><text:tab/></text:span><text:span text:style-name="T4"><text:tab/></text:span><text:span text:style-name="T4">BIT $E840</text:span><text:span text:style-name="T4"><text:tab/></text:span><text:span text:style-name="T4"><text:tab/></text:span><text:span text:style-name="T4">; check DAV</text:span></text:p>
            <text:p text:style-name="P1"><text:span text:style-name="T4"><text:s/></text:span><text:span text:style-name="T4">F1DA</text:span><text:span text:style-name="T4"><text:tab/></text:span><text:span text:style-name="T4"><text:tab/></text:span><text:span text:style-name="T4">BMI $F1D2</text:span></text:p>
            <text:p text:style-name="P1"><text:span text:style-name="T4"/></text:p>
            <text:p text:style-name="P1"><text:span text:style-name="T3">; NRFD LO</text:span></text:p>
            <text:p text:style-name="P1"><text:span text:style-name="T4"><text:s/></text:span><text:span text:style-name="T4">F1DC</text:span><text:span text:style-name="T4"><text:tab/></text:span><text:span text:style-name="T4"><text:tab/></text:span><text:span text:style-name="T4">LD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DF</text:span><text:span text:style-name="T4"><text:tab/></text:span><text:span text:style-name="T4"><text:tab/></text:span><text:span text:style-name="T4">AND #$FD</text:span></text:p>
            <text:p text:style-name="P1"><text:span text:style-name="T4"><text:s/></text:span><text:span text:style-name="T4">F1E1</text:span><text:span text:style-name="T4"><text:tab/></text:span><text:span text:style-name="T4"><text:tab/></text:span><text:span text:style-name="T4">ST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/></text:p>
            <text:p text:style-name="P1"><text:span text:style-name="T3">; Check EOI</text:span></text:p>
            <text:p text:style-name="P1"><text:span text:style-name="T4"><text:s/></text:span><text:span text:style-name="T4">F1E4</text:span><text:span text:style-name="T4"><text:tab/></text:span><text:span text:style-name="T4"><text:tab/></text:span><text:span text:style-name="T4">BIT $E810</text:span></text:p>
            <text:p text:style-name="P1"><text:span text:style-name="T4"><text:s/></text:span><text:span text:style-name="T4">F1E7</text:span><text:span text:style-name="T4"><text:tab/></text:span><text:span text:style-name="T4"><text:tab/></text:span><text:span text:style-name="T4">BVS $F1EE</text:span></text:p>
            <text:p text:style-name="P1"><text:span text:style-name="T4"><text:s/></text:span><text:span text:style-name="T4">F1E9</text:span><text:span text:style-name="T4"><text:tab/></text:span><text:span text:style-name="T4"><text:tab/></text:span><text:span text:style-name="T4">LDA #$40</text:span></text:p>
            <text:p text:style-name="P1"><text:span text:style-name="T4"><text:s/></text:span><text:span text:style-name="T4">F1EB</text:span><text:span text:style-name="T4"><text:tab/></text:span><text:span text:style-name="T4"><text:tab/></text:span><text:span text:style-name="T4">JSR $FBC4</text:span><text:span text:style-name="T4"><text:tab/></text:span><text:span text:style-name="T4">; -</text:span><text:span text:style-name="T4"><text:tab/></text:span><text:span text:style-name="T4">Set Status Bit EOI</text:span></text:p>
            <text:p text:style-name="P1"><text:span text:style-name="T4"/></text:p>
            <text:p text:style-name="P1"><text:span text:style-name="T3">; Get data from bus</text:span></text:p>
            <text:p text:style-name="P1"><text:span text:style-name="T4"><text:s/></text:span><text:span text:style-name="T4">F1EE</text:span><text:span text:style-name="T4"><text:tab/></text:span><text:span text:style-name="T4">iF1EE</text:span><text:span text:style-name="T4"><text:tab/></text:span><text:span text:style-name="T4">LDA $E820</text:span><text:span text:style-name="T4"><text:tab/></text:span><text:span text:style-name="T4">; PIA 2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F1</text:span><text:span text:style-name="T4"><text:tab/></text:span><text:span text:style-name="T4"><text:tab/></text:span><text:span text:style-name="T4">EOR #$FF</text:span></text:p>
            <text:p text:style-name="P1"><text:span text:style-name="T4"><text:s/></text:span><text:span text:style-name="T4">F1F3</text:span><text:span text:style-name="T4"><text:tab/></text:span><text:span text:style-name="T4"><text:tab/></text:span><text:span text:style-name="T4">PHA</text:span></text:p>
            <text:p text:style-name="P1"><text:span text:style-name="T4"/></text:p>
            <text:p text:style-name="P1"><text:span text:style-name="T3">; NDAC HI</text:span></text:p>
            <text:p text:style-name="P1"><text:span text:style-name="T4"><text:s/></text:span><text:span text:style-name="T4">F1F4</text:span><text:span text:style-name="T4"><text:tab/></text:span><text:span text:style-name="T4"><text:tab/></text:span><text:span text:style-name="T4">LDA #$3C</text:span></text:p>
            <text:p text:style-name="P1"><text:span text:style-name="T4"><text:s/></text:span><text:span text:style-name="T4">F1F6</text:span><text:span text:style-name="T4"><text:tab/></text:span><text:span text:style-name="T4"><text:tab/></text:span><text:span text:style-name="T4">STA $E821</text:span></text:p>
            <text:p text:style-name="P1"><text:span text:style-name="T4"/></text:p>
            <text:p text:style-name="P1"><text:span text:style-name="T3">; Wait DAV Hi</text:span></text:p>
            <text:p text:style-name="P1"><text:span text:style-name="T4"><text:s/></text:span><text:span text:style-name="T4">F1F9</text:span><text:span text:style-name="T4"><text:tab/></text:span><text:span text:style-name="T4">iF1F9</text:span><text:span text:style-name="T4"><text:tab/></text:span><text:span text:style-name="T4">BIT $E840</text:span></text:p>
            <text:p text:style-name="P1"><text:span text:style-name="T4"><text:s/></text:span><text:span text:style-name="T4">F1FC</text:span><text:span text:style-name="T4"><text:tab/></text:span><text:span text:style-name="T4"><text:tab/></text:span><text:span text:style-name="T4">BPL $F1F9</text:span></text:p>
            <text:p text:style-name="P1"><text:span text:style-name="T4"/></text:p>
            <text:p text:style-name="P1"><text:span text:style-name="T3">; NDAC LO</text:span></text:p>
            <text:p text:style-name="P1"><text:span text:style-name="T4"><text:s/></text:span><text:span text:style-name="T4">F1FE</text:span><text:span text:style-name="T4"><text:tab/></text:span><text:span text:style-name="T4"><text:tab/></text:span><text:span text:style-name="T4">LDA #$34</text:span></text:p>
            <text:p text:style-name="P1"><text:span text:style-name="T4"><text:s/></text:span><text:span text:style-name="T4">F200</text:span><text:span text:style-name="T4"><text:tab/></text:span><text:span text:style-name="T4"><text:tab/></text:span><text:span text:style-name="T4">STA $E821</text:span></text:p>
            <text:p text:style-name="P1"><text:span text:style-name="T4"/></text:p>
            <text:p text:style-name="P1"><text:span text:style-name="T4"><text:s/></text:span><text:span text:style-name="T4">F203</text:span><text:span text:style-name="T4"><text:tab/></text:span><text:span text:style-name="T4"><text:tab/></text:span><text:span text:style-name="T4">PLA</text:span></text:p>
            <text:p text:style-name="P1"><text:span text:style-name="T4"><text:s/></text:span><text:span text:style-name="T4">F204</text:span><text:span text:style-name="T4"><text:tab/></text:span><text:span text:style-name="T4"><text:tab/></text:span><text:span text:style-name="T4">RTS</text:span></text:p>
            <text:p text:style-name="P1"><text:span text:style-name="T4"/></text:p>
          </draw:text-box>
        </draw:frame>
        <draw:connector draw:style-name="gr11" draw:text-style-name="P5" draw:layer="layout" draw:line-skew="0.223cm" svg:x1="26.137cm" svg:y1="35.768cm" svg:x2="27.722cm" svg:y2="34.265cm" draw:start-shape="id10" draw:start-glue-point="1" draw:end-shape="id11" draw:end-glue-point="3" svg:d="M26137 35768h1016v-1503h569" svg:viewBox="0 0 1586 1504">
          <text:p/>
        </draw:connector>
        <draw:frame draw:style-name="gr15" draw:text-style-name="P3" xml:id="id16" draw:id="id16" draw:layer="layout" svg:width="10.607cm" svg:height="1.853cm" svg:x="15.469cm" svg:y="18.696cm">
          <draw:text-box>
            <text:p text:style-name="P1"><text:span text:style-name="T3">SECTALK</text:span></text:p>
            <text:p text:style-name="P1"><text:span text:style-name="T4"/></text:p>
            <text:p text:style-name="P1"><text:span text:style-name="T4"><text:s/></text:span><text:span text:style-name="T4">F193</text:span><text:span text:style-name="T4"><text:tab/></text:span><text:span text:style-name="T4">iF193</text:span><text:span text:style-name="T4"><text:tab/></text:span><text:span text:style-name="T4">STA $A5</text:span><text:span text:style-name="T4"><text:tab/></text:span><text:span text:style-name="T4"><text:tab/></text:span><text:span text:style-name="T4">; Buffered Character for IEEE Bus</text:span></text:p>
            <text:p text:style-name="P1"><text:span text:style-name="T4"><text:s/></text:span><text:span text:style-name="T4">F195</text:span><text:span text:style-name="T4"><text:tab/></text:span><text:span text:style-name="T4"><text:tab/></text:span><text:span text:style-name="T4">JSR $F109</text:span><text:span text:style-name="T4"><text:tab/></text:span><text:span text:style-name="T4">; -</text:span><text:span text:style-name="T4"><text:tab/></text:span><text:span text:style-name="T4">Send Data On IEEE Bus</text:span></text:p>
            <text:p text:style-name="P1"><text:span text:style-name="T4"><text:s/></text:span><text:span text:style-name="T4">F198</text:span><text:span text:style-name="T4"><text:tab/></text:span><text:span text:style-name="T4">iF198</text:span><text:span text:style-name="T4"><text:tab/></text:span><text:span text:style-name="T4">JSR $F175</text:span></text:p>
            <text:p text:style-name="P1"><text:span text:style-name="T4"><text:s/></text:span><text:span text:style-name="T4">F19B</text:span><text:span text:style-name="T4"><text:tab/></text:span><text:span text:style-name="T4"><text:tab/></text:span><text:span text:style-name="T4">JMP $F148</text:span></text:p>
          </draw:text-box>
        </draw:frame>
        <draw:frame draw:style-name="gr16" draw:text-style-name="P3" xml:id="id12" draw:id="id12" draw:layer="layout" svg:width="10.607cm" svg:height="2.54cm" svg:x="28.169cm" svg:y="22.2cm">
          <draw:text-box>
            <text:p text:style-name="P1"><text:span text:style-name="T3">ATN HI</text:span></text:p>
            <text:p text:style-name="P1"><text:span text:style-name="T4"/></text:p>
            <text:p text:style-name="P1"><text:span text:style-name="T4">; ATN HI</text:span></text:p>
            <text:p text:style-name="P1"><text:span text:style-name="T4"><text:s/></text:span><text:span text:style-name="T4">F148</text:span><text:span text:style-name="T4"><text:tab/></text:span><text:span text:style-name="T4">iF148</text:span><text:span text:style-name="T4"><text:tab/></text:span><text:span text:style-name="T4">LD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4B</text:span><text:span text:style-name="T4"><text:tab/></text:span><text:span text:style-name="T4"><text:tab/></text:span><text:span text:style-name="T4">ORA #$04</text:span></text:p>
            <text:p text:style-name="P1"><text:span text:style-name="T4"><text:s/></text:span><text:span text:style-name="T4">F14D</text:span><text:span text:style-name="T4"><text:tab/></text:span><text:span text:style-name="T4"><text:tab/></text:span><text:span text:style-name="T4">STA $E840</text:span><text:span text:style-name="T4"><text:tab/></text:span><text:span text:style-name="T4">; VIA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/></text:span><text:span text:style-name="T4">F150</text:span><text:span text:style-name="T4"><text:tab/></text:span><text:span text:style-name="T4"><text:tab/></text:span><text:span text:style-name="T4">RTS</text:span></text:p>
          </draw:text-box>
        </draw:frame>
        <draw:connector draw:style-name="gr4" draw:text-style-name="P5" draw:layer="layout" draw:line-skew="-1.715cm" svg:x1="20.772cm" svg:y1="17.247cm" svg:x2="33.472cm" svg:y2="22.2cm" draw:start-shape="id4" draw:start-glue-point="2" draw:end-shape="id12" draw:end-glue-point="0" svg:d="M20772 17247v762h12700v4191" svg:viewBox="0 0 12701 4954">
          <text:p/>
        </draw:connector>
        <draw:connector draw:style-name="gr4" draw:text-style-name="P5" draw:layer="layout" draw:line-skew="-3.453cm" svg:x1="20.833cm" svg:y1="14.231cm" svg:x2="33.472cm" svg:y2="22.2cm" draw:start-shape="id13" draw:start-glue-point="2" draw:end-shape="id12" draw:end-glue-point="0" svg:d="M20833 14231v532h12639v7437" svg:viewBox="0 0 12640 7970">
          <text:p/>
        </draw:connector>
        <draw:connector draw:style-name="gr4" draw:text-style-name="P5" draw:layer="layout" svg:x1="20.833cm" svg:y1="11.064cm" svg:x2="20.833cm" svg:y2="11.838cm" draw:start-shape="id14" draw:start-glue-point="2" draw:end-shape="id13" draw:end-glue-point="0" svg:d="M20833 11064v774" svg:viewBox="0 0 1 775">
          <text:p/>
        </draw:connector>
        <draw:connector draw:style-name="gr4" draw:text-style-name="P5" draw:layer="layout" svg:x1="26.137cm" svg:y1="13.034cm" svg:x2="28.169cm" svg:y2="7.805cm" draw:start-shape="id13" draw:start-glue-point="1" draw:end-shape="id2" draw:end-glue-point="3" svg:d="M26137 13034h1016v-5229h1016" svg:viewBox="0 0 2033 5230">
          <text:p/>
        </draw:connector>
        <draw:frame draw:style-name="gr17" draw:text-style-name="P3" xml:id="id15" draw:id="id15" draw:layer="layout" svg:width="10.607cm" svg:height="3.556cm" svg:x="15.469cm" svg:y="25.629cm">
          <draw:text-box>
            <text:p text:style-name="P1"><text:span text:style-name="T3">IECOUT</text:span></text:p>
            <text:p text:style-name="P1"><text:span text:style-name="T4"/></text:p>
            <text:p text:style-name="P1"><text:span text:style-name="T4"><text:s/></text:span><text:span text:style-name="T4">F19E</text:span><text:span text:style-name="T4"><text:tab/></text:span><text:span text:style-name="T4">iF19E</text:span><text:span text:style-name="T4"><text:tab/></text:span><text:span text:style-name="T4">BIT $A0</text:span></text:p>
            <text:p text:style-name="P1"><text:span text:style-name="T4"><text:s/></text:span><text:span text:style-name="T4">F1A0</text:span><text:span text:style-name="T4"><text:tab/></text:span><text:span text:style-name="T4"><text:tab/></text:span><text:span text:style-name="T4">BMI $F1A6</text:span></text:p>
            <text:p text:style-name="P1"><text:span text:style-name="T4"><text:s/></text:span><text:span text:style-name="T4">F1A2</text:span><text:span text:style-name="T4"><text:tab/></text:span><text:span text:style-name="T4"><text:tab/></text:span><text:span text:style-name="T4">DEC $A0</text:span><text:span text:style-name="T4"><text:tab/></text:span><text:span text:style-name="T4"><text:tab/></text:span><text:span text:style-name="T4">; Flag: IEEE Bus-Output Char. Buffered</text:span></text:p>
            <text:p text:style-name="P1"><text:span text:style-name="T4"><text:s/></text:span><text:span text:style-name="T4">F1A4</text:span><text:span text:style-name="T4"><text:tab/></text:span><text:span text:style-name="T4"><text:tab/></text:span><text:span text:style-name="T4">BNE $F1AB</text:span></text:p>
            <text:p text:style-name="P1"><text:span text:style-name="T4"><text:s/></text:span><text:span text:style-name="T4">F1A6</text:span><text:span text:style-name="T4"><text:tab/></text:span><text:span text:style-name="T4">iF1A6</text:span><text:span text:style-name="T4"><text:tab/></text:span><text:span text:style-name="T4">PHA</text:span></text:p>
            <text:p text:style-name="P1"><text:span text:style-name="T4"><text:s/></text:span><text:span text:style-name="T4">F1A7</text:span><text:span text:style-name="T4"><text:tab/></text:span><text:span text:style-name="T4"><text:tab/></text:span><text:span text:style-name="T4">JSR $F109</text:span><text:span text:style-name="T4"><text:tab/></text:span><text:span text:style-name="T4">; -</text:span><text:span text:style-name="T4"><text:tab/></text:span><text:span text:style-name="T4">Send Data On IEEE Bus</text:span></text:p>
            <text:p text:style-name="P1"><text:span text:style-name="T4"><text:s/></text:span><text:span text:style-name="T4">F1AA</text:span><text:span text:style-name="T4"><text:tab/></text:span><text:span text:style-name="T4"><text:tab/></text:span><text:span text:style-name="T4">PLA</text:span></text:p>
            <text:p text:style-name="P1"><text:span text:style-name="T4"><text:s/></text:span><text:span text:style-name="T4">F1AB</text:span><text:span text:style-name="T4"><text:tab/></text:span><text:span text:style-name="T4">iF1AB</text:span><text:span text:style-name="T4"><text:tab/></text:span><text:span text:style-name="T4">STA $A5</text:span><text:span text:style-name="T4"><text:tab/></text:span><text:span text:style-name="T4"><text:tab/></text:span><text:span text:style-name="T4">; Buffered Character for IEEE Bus</text:span></text:p>
            <text:p text:style-name="P1"><text:span text:style-name="T4"><text:s/></text:span><text:span text:style-name="T4">F1AD</text:span><text:span text:style-name="T4"><text:tab/></text:span><text:span text:style-name="T4"><text:tab/></text:span><text:span text:style-name="T4">RTS</text:span></text:p>
          </draw:text-box>
        </draw:frame>
        <draw:connector draw:style-name="gr4" draw:text-style-name="P5" draw:layer="layout" draw:line-skew="7.523cm" svg:x1="26.076cm" svg:y1="27.407cm" svg:x2="43.663cm" svg:y2="7.805cm" draw:start-shape="id15" draw:start-glue-point="1" draw:end-shape="id5" draw:end-glue-point="3" svg:d="M26076 27407h16317v-19602h1270" svg:viewBox="0 0 17588 19603">
          <text:p/>
        </draw:connector>
        <draw:connector draw:style-name="gr4" draw:text-style-name="P5" draw:layer="layout" draw:line-skew="7.523cm" svg:x1="26.076cm" svg:y1="19.622cm" svg:x2="43.663cm" svg:y2="7.805cm" draw:start-shape="id16" draw:start-glue-point="1" draw:end-shape="id5" draw:end-glue-point="3" svg:d="M26076 19622h16317v-11817h1270" svg:viewBox="0 0 17588 11818">
          <text:p/>
        </draw:connector>
        <draw:connector draw:style-name="gr4" draw:text-style-name="P5" draw:layer="layout" svg:x1="20.772cm" svg:y1="20.549cm" svg:x2="33.472cm" svg:y2="22.2cm" draw:start-shape="id16" draw:start-glue-point="2" draw:end-shape="id12" draw:end-glue-point="0" svg:d="M20772 20549v826h12700v825" svg:viewBox="0 0 12701 1652">
          <text:p/>
        </draw:connector>
        <draw:frame draw:style-name="gr8" draw:text-style-name="P2" xml:id="id17" draw:id="id17" draw:layer="layout" svg:width="10.099cm" svg:height="2.032cm" svg:x="39.152cm" svg:y="33.249cm">
          <draw:text-box>
            <text:p text:style-name="P1"><text:span text:style-name="T1">Status 02 – read timeout</text:span></text:p>
            <text:p text:style-name="P1"><text:span text:style-name="T2"/></text:p>
            <text:p text:style-name="P1"><text:span text:style-name="T2"><text:s/></text:span><text:span text:style-name="T2">F170</text:span><text:span text:style-name="T2"><text:tab/></text:span><text:span text:style-name="T2">iF170</text:span><text:span text:style-name="T2"><text:tab/></text:span><text:span text:style-name="T2">LDA #$02</text:span></text:p>
            <text:p text:style-name="P1"><text:span text:style-name="T2"><text:s/></text:span><text:span text:style-name="T2">F172</text:span><text:span text:style-name="T2"><text:tab/></text:span><text:span text:style-name="T2"><text:tab/></text:span><text:span text:style-name="T2">JSR $FBC4</text:span><text:span text:style-name="T2"><text:tab/></text:span><text:span text:style-name="T2">; -</text:span><text:span text:style-name="T2"><text:tab/></text:span><text:span text:style-name="T2">Set Status Bit</text:span></text:p>
            <text:p text:style-name="P1"><text:span text:style-name="T2"/></text:p>
          </draw:text-box>
        </draw:frame>
        <draw:frame draw:style-name="gr8" draw:text-style-name="P2" xml:id="id18" draw:id="id18" draw:layer="layout" svg:width="10.099cm" svg:height="3.583cm" svg:x="50.521cm" svg:y="33.249cm">
          <draw:text-box>
            <text:p text:style-name="P1"><text:span text:style-name="T1">NRFD, NDAC LO</text:span></text:p>
            <text:p text:style-name="P1"><text:span text:style-name="T2"/></text:p>
            <text:p text:style-name="P1"><text:span text:style-name="T1">; NRFD LO</text:span></text:p>
            <text:p text:style-name="P1"><text:span text:style-name="T2"><text:s/></text:span><text:span text:style-name="T2">F175</text:span><text:span text:style-name="T2"><text:tab/></text:span><text:span text:style-name="T2">iF175</text:span><text:span text:style-name="T2"><text:tab/></text:span><text:span text:style-name="T2">LDA $E840</text:span><text:span text:style-name="T2"><text:tab/></text:span><text:span text:style-name="T2">; VIA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1"><text:span text:style-name="T2"><text:s/></text:span><text:span text:style-name="T2">F178</text:span><text:span text:style-name="T2"><text:tab/></text:span><text:span text:style-name="T2"><text:tab/></text:span><text:span text:style-name="T2">AND #$FD</text:span></text:p>
            <text:p text:style-name="P1"><text:span text:style-name="T2"><text:s/></text:span><text:span text:style-name="T2">F17A</text:span><text:span text:style-name="T2"><text:tab/></text:span><text:span text:style-name="T2"><text:tab/></text:span><text:span text:style-name="T2">STA $E840</text:span><text:span text:style-name="T2"><text:tab/></text:span><text:span text:style-name="T2">; VIA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1"><text:span text:style-name="T2"/></text:p>
            <text:p text:style-name="P1"><text:span text:style-name="T1">; NDAC LO</text:span></text:p>
            <text:p text:style-name="P1"><text:span text:style-name="T2"><text:s/></text:span><text:span text:style-name="T2">F17D</text:span><text:span text:style-name="T2"><text:tab/></text:span><text:span text:style-name="T2"><text:tab/></text:span><text:span text:style-name="T2">LDA #$34</text:span></text:p>
            <text:p text:style-name="P1"><text:span text:style-name="T2"><text:s/></text:span><text:span text:style-name="T2">F17F</text:span><text:span text:style-name="T2"><text:tab/></text:span><text:span text:style-name="T2"><text:tab/></text:span><text:span text:style-name="T2">STA $E821</text:span></text:p>
            <text:p text:style-name="P1"><text:span text:style-name="T2"/></text:p>
            <text:p text:style-name="P1"><text:span text:style-name="T1">; fake return value</text:span></text:p>
            <text:p text:style-name="P1"><text:span text:style-name="T2"><text:s/></text:span><text:span text:style-name="T2">F182</text:span><text:span text:style-name="T2"><text:tab/></text:span><text:span text:style-name="T2"><text:tab/></text:span><text:span text:style-name="T2">LDA #$0D</text:span></text:p>
            <text:p text:style-name="P1"><text:span text:style-name="T2"><text:s/></text:span><text:span text:style-name="T2">F184</text:span><text:span text:style-name="T2"><text:tab/></text:span><text:span text:style-name="T2"><text:tab/></text:span><text:span text:style-name="T2">RTS</text:span></text:p>
          </draw:text-box>
        </draw:frame>
        <draw:connector draw:style-name="gr4" draw:text-style-name="P5" draw:layer="layout" svg:x1="37.821cm" svg:y1="34.265cm" svg:x2="39.152cm" svg:y2="34.265cm" draw:start-shape="id11" draw:start-glue-point="1" draw:end-shape="id17" draw:end-glue-point="3" svg:d="M37821 34265h1331" svg:viewBox="0 0 1332 1">
          <text:p/>
        </draw:connector>
        <draw:connector draw:style-name="gr4" draw:text-style-name="P5" draw:layer="layout" svg:x1="49.251cm" svg:y1="34.265cm" svg:x2="50.521cm" svg:y2="35.04cm" draw:start-shape="id17" draw:start-glue-point="1" draw:end-shape="id18" svg:d="M49251 34265h635v775h635" svg:viewBox="0 0 1271 776">
          <text:p/>
        </draw:connector>
        <draw:connector draw:style-name="gr18" draw:text-style-name="P5" draw:layer="layout" svg:x1="26.076cm" svg:y1="19.622cm" svg:x2="55.57cm" svg:y2="33.249cm" draw:start-shape="id16" draw:start-glue-point="1" draw:end-shape="id18" draw:end-glue-point="0" svg:d="M26076 19622h29494v13627" svg:viewBox="0 0 29495 13628">
          <text:p/>
        </draw:connector>
        <draw:frame draw:style-name="gr5" draw:text-style-name="P2" draw:layer="layout" svg:width="9.038cm" svg:height="3.048cm" svg:x="2.875cm" svg:y="8.357cm">
          <draw:text-box>
            <text:p text:style-name="P1"><text:span text:style-name="T1">Receive a Byte</text:span></text:p>
            <text:p text:style-name="P1"><text:span text:style-name="T5"/></text:p>
            <text:p text:style-name="P1"><text:span text:style-name="T5"><text:s text:c="3"/></text:span><text:span text:style-name="T5">Jsr TALK</text:span></text:p>
            <text:p text:style-name="P1"><text:span text:style-name="T5"><text:s text:c="3"/></text:span></text:p>
            <text:p text:style-name="P1"><text:span text:style-name="T5"><text:s text:c="3"/></text:span><text:span text:style-name="T5">Jsr SECTALK</text:span></text:p>
            <text:p text:style-name="P1"><text:span text:style-name="T5"/></text:p>
            <text:p text:style-name="P1"><text:span text:style-name="T5"><text:s text:c="3"/></text:span><text:span text:style-name="T5">Jsr IECIN</text:span></text:p>
            <text:p text:style-name="P1"><text:span text:style-name="T5"/></text:p>
            <text:p text:style-name="P1"><text:span text:style-name="T5"><text:s text:c="3"/></text:span><text:span text:style-name="T5">Jsr UNTALK</text:span></text:p>
            <text:p text:style-name="P1"><text:span text:style-name="T5"/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1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9999847412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2cm" fo:margin-bottom="0cm" fo:text-indent="0cm"/>
      <style:text-properties fo:font-size="102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9cm" fo:margin-bottom="0cm" fo:text-indent="0cm"/>
      <style:text-properties fo:font-size="87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5cm" fo:margin-bottom="0cm" fo:text-indent="0cm"/>
      <style:text-properties fo:font-size="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1cm" fo:margin-bottom="0cm" fo:text-indent="0cm"/>
      <style:text-properties fo:font-size="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0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899cm" svg:height="9.586cm" svg:x="5.09cm" svg:y="3.282cm" presentation:class="title" presentation:placeholder="true">
        <draw:text-box/>
      </draw:frame>
      <draw:frame presentation:style-name="Default-outline1" draw:layer="backgroundobjects" svg:width="73.899cm" svg:height="33.305cm" svg:x="5.09cm" svg:y="14.425cm" presentation:class="outline" presentation:placeholder="true">
        <draw:text-box/>
      </draw:frame>
      <draw:frame presentation:style-name="Mpr1" draw:text-style-name="MP2" draw:layer="backgroundobjects" svg:width="19.129cm" svg:height="3.955cm" svg:x="5.09cm" svg:y="53.3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3.955cm" svg:x="29.068cm" svg:y="53.3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9cm" svg:height="3.955cm" svg:x="59.86cm" svg:y="53.3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11-02T22:37:31.554498448</dc:date>
    <meta:editing-duration>PT1H59M11S</meta:editing-duration>
    <meta:editing-cycles>27</meta:editing-cycles>
    <meta:document-statistic meta:object-count="64"/>
  </office:meta>
</office:document-meta>
</file>